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:afrc" svg:font-family="Calibri:afrc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language="el" fo:country="GR" fo:font-weight="bold" officeooo:rsid="0012f7d6" officeooo:paragraph-rsid="0012f7d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language="el" fo:country="GR" fo:font-weight="bold" officeooo:rsid="0012f7d6" officeooo:paragraph-rsid="0012f7d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language="el" fo:country="GR" fo:font-weight="bold" officeooo:rsid="0012f7d6" officeooo:paragraph-rsid="0012f7d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language="el" fo:country="GR" fo:font-weight="normal" officeooo:rsid="0012f7d6" officeooo:paragraph-rsid="0020285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language="en" fo:country="US" fo:font-weight="bold" officeooo:rsid="0012f7d6" officeooo:paragraph-rsid="0012f7d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language="en" fo:country="US" fo:font-weight="normal" officeooo:rsid="0021420d" officeooo:paragraph-rsid="0021420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language="el" fo:country="GR" fo:font-weight="bold" officeooo:rsid="0020285b" officeooo:paragraph-rsid="0020285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language="el" fo:country="GR" fo:font-weight="bold" officeooo:rsid="0021420d" officeooo:paragraph-rsid="0021420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language="el" fo:country="GR" fo:font-weight="bold" officeooo:rsid="0021c1af" officeooo:paragraph-rsid="0021c1a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language="el" fo:country="GR" fo:font-weight="normal" officeooo:rsid="0012f7d6" officeooo:paragraph-rsid="002028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language="el" fo:country="GR" fo:font-weight="normal" officeooo:rsid="0012f7d6" officeooo:paragraph-rsid="0012f7d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fo:language="el" fo:country="GR" fo:font-weight="normal" officeooo:rsid="00149077" officeooo:paragraph-rsid="0021420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fo:language="el" fo:country="GR" fo:font-weight="normal" officeooo:rsid="00149077" officeooo:paragraph-rsid="0014907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language="el" fo:country="GR" fo:font-weight="normal" officeooo:rsid="0021420d" officeooo:paragraph-rsid="0021420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20pt" fo:language="el" fo:country="GR" fo:font-weight="bold" officeooo:rsid="0012f7d6" officeooo:paragraph-rsid="0012f7d6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12f7d6" officeooo:paragraph-rsid="0012f7d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12f7d6" officeooo:paragraph-rsid="0017e0f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12f7d6" officeooo:paragraph-rsid="0021420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12f7d6" officeooo:paragraph-rsid="0021c1a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17e0fe" officeooo:paragraph-rsid="0017e0f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17e0fe" officeooo:paragraph-rsid="0021c1a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149077" officeooo:paragraph-rsid="0014907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bold" officeooo:rsid="001c3d42" officeooo:paragraph-rsid="001c3d4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Consolas" fo:font-size="12pt" fo:language="en" fo:country="US" fo:font-weight="normal" officeooo:rsid="001c3d42" officeooo:paragraph-rsid="001c3d4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:afrc" fo:font-size="12pt" fo:language="el" fo:country="GR" fo:font-weight="normal" officeooo:rsid="0012f7d6" officeooo:paragraph-rsid="0012f7d6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6abf"/>
    </style:style>
    <style:style style:name="T3" style:family="text">
      <style:text-properties fo:language="en" fo:country="US" officeooo:rsid="001c3d42"/>
    </style:style>
    <style:style style:name="T4" style:family="text">
      <style:text-properties fo:language="en" fo:country="US" officeooo:rsid="0016398f"/>
    </style:style>
    <style:style style:name="T5" style:family="text">
      <style:text-properties fo:language="en" fo:country="US" officeooo:rsid="0021420d"/>
    </style:style>
    <style:style style:name="T6" style:family="text">
      <style:text-properties fo:language="en" fo:country="US" officeooo:rsid="001b263e"/>
    </style:style>
    <style:style style:name="T7" style:family="text">
      <style:text-properties fo:language="en" fo:country="US" officeooo:rsid="0021c1af"/>
    </style:style>
    <style:style style:name="T8" style:family="text">
      <style:text-properties officeooo:rsid="001ab908"/>
    </style:style>
    <style:style style:name="T9" style:family="text">
      <style:text-properties officeooo:rsid="001b263e"/>
    </style:style>
    <style:style style:name="T10" style:family="text">
      <style:text-properties officeooo:rsid="001c3d42"/>
    </style:style>
    <style:style style:name="T11" style:family="text">
      <style:text-properties fo:color="#2a6099" loext:opacity="100%"/>
    </style:style>
    <style:style style:name="T12" style:family="text">
      <style:text-properties fo:color="#2a6099" loext:opacity="100%" fo:language="el" fo:country="GR" officeooo:rsid="0021c1af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fo:language="el" fo:country="GR" officeooo:rsid="0021c1af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language="el" fo:country="GR" officeooo:rsid="0021c1af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officeooo:rsid="0020285b"/>
    </style:style>
    <style:style style:name="T19" style:family="text">
      <style:text-properties fo:language="el" fo:country="GR"/>
    </style:style>
    <style:style style:name="T20" style:family="text">
      <style:text-properties fo:language="el" fo:country="GR" officeooo:rsid="0021c1af"/>
    </style:style>
    <style:style style:name="T21" style:family="text">
      <style:text-properties style:text-position="super 58%" officeooo:rsid="0020285b"/>
    </style:style>
    <style:style style:name="T22" style:family="text">
      <style:text-properties style:text-position="super 58%" officeooo:rsid="0021c1af"/>
    </style:style>
    <style:style style:name="T23" style:family="text">
      <style:text-properties style:text-position="super 58%" fo:language="en" fo:country="US" officeooo:rsid="0021c1af"/>
    </style:style>
    <style:style style:name="T24" style:family="text">
      <style:text-properties style:text-position="super 58%" fo:language="el" fo:country="GR" officeooo:rsid="0021c1af"/>
    </style:style>
    <style:style style:name="T25" style:family="text">
      <style:text-properties officeooo:rsid="0020bf76"/>
    </style:style>
    <style:style style:name="T26" style:family="text">
      <style:text-properties officeooo:rsid="0021420d"/>
    </style:style>
    <style:style style:name="T27" style:family="text">
      <style:text-properties officeooo:rsid="0021c1af"/>
    </style:style>
    <style:style style:name="T28" style:family="text">
      <style:text-properties style:text-position="0% 100%" fo:language="en" fo:country="US" officeooo:rsid="0021c1af"/>
    </style:style>
    <style:style style:name="T29" style:family="text">
      <style:text-properties style:text-position="0% 100%" officeooo:rsid="0021c1af"/>
    </style:style>
    <style:style style:name="T30" style:family="text">
      <style:text-properties officeooo:rsid="0022a3d6"/>
    </style:style>
    <style:style style:name="T31" style:family="text">
      <style:text-properties officeooo:rsid="0025b175"/>
    </style:style>
    <style:style style:name="T32" style:family="text">
      <style:text-properties officeooo:rsid="0025d65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Έγχρωμο Τριγωνικό <text:span text:style-name="T1">Matrix Barcode (Trigonix)</text:span></text:p>
      <text:p text:style-name="P1"/>
      <text:p text:style-name="P3"/>
      <text:p text:style-name="P2">Μετατροπή ενός <text:span text:style-name="T1">ASCII 7-bit </text:span>χαρακτήρα σε στοιχείο του <text:span text:style-name="T1">Trigonix</text:span></text:p>
      <text:p text:style-name="P5"/>
      <text:p text:style-name="P4"/>
      <text:p text:style-name="P7">Γενική ιδέα</text:p>
      <text:p text:style-name="P10"/>
      <text:p text:style-name="P10">Κάθε χαρακτήρας <text:span text:style-name="T1">ASCII </text:span>αντιστοιχεί σε έναν μοναδικό φυσικό αριθμό από το 0 έως το 127. Σε δυαδική μορφή αποτελεί έναν αριθμό 7-<text:span text:style-name="T1">bit. </text:span>Εφόσον υπάρχουν διαθέσιμα τρία διαφορετικά χρώματα για το μοναδικό χρωματισμό ενός στοιχείου στον κώδικα <text:span text:style-name="T1">Trigonix</text:span> (κόκκινο, πράσινο και μπλε)<text:span text:style-name="T1">, </text:span>χωρίζουμε τον δυαδικό αριθμό σε τρία μέρη για το κάθε χρώμα.</text:p>
      <text:p text:style-name="P25"/>
      <text:p text:style-name="P25"/>
      <text:p text:style-name="P7">256 χρώματα και ανάθεση <text:span text:style-name="T1">bit </text:span>σε χρώμα</text:p>
      <text:p text:style-name="P7"/>
      <text:p text:style-name="P11">Σύμφωνα με τη <text:span text:style-name="T18">γνωστή</text:span><text:span text:style-name="T1"> 8-bit </text:span>μέθοδο των 256 χρωμάτων, το χρώμα μπλε αντιστοιχεί στα δύο τελευταία <text:span text:style-name="T1">bit (bit 0 </text:span>και 1), το πράσινο στα <text:span text:style-name="T1">bit 2, 3 </text:span>και 4 και το κόκκινο στα 5, <text:s/>6 και 7. Στην περίπτωση των <text:span text:style-name="T1">7-bit ASCII </text:span>χαρακτήρων, το <text:span text:style-name="T1">MSB </text:span>(<text:span text:style-name="T1">Most Significant Bit) </text:span>είναι το <text:span text:style-name="T1">bit </text:span><text:span text:style-name="T2">6.</text:span> <text:span text:style-name="T18">Επομένως,</text:span> θα χρησιμοποιηθούν μόνο 2 <text:span text:style-name="T1">bit </text:span>για την απόδοση του κόκκινου χρώματος. Η διαδικασία αυτή δημιουργεί τον παρακάτω πίνακα:</text:p>
      <text:p text:style-name="P11"/>
      <text:p text:style-name="P16">Bit<text:tab/><text:tab/>7<text:tab/>6<text:tab/>5<text:tab/>4<text:tab/>3<text:tab/>2<text:tab/>1<text:tab/>0</text:p>
      <text:p text:style-name="P17">Data<text:tab/><text:tab/>-<text:tab/><text:span text:style-name="T15">R<text:tab/>R</text:span><text:tab/><text:span text:style-name="T13">G<text:tab/>G<text:tab/>G</text:span><text:tab/><text:span text:style-name="T11">B<text:tab/>B</text:span><text:tab/></text:p>
      <text:p text:style-name="P20">(R = red, G = green, B = blue)</text:p>
      <text:p text:style-name="P22"/>
      <text:p text:style-name="P12">Εφόσον έχουμε <text:span text:style-name="T25">διαθέσιμα</text:span> <text:span text:style-name="T1">2 bit </text:span><text:span text:style-name="T18">στο κόκκινο χρώμα</text:span><text:span text:style-name="T1">, </text:span>3 <text:span text:style-name="T1">bit</text:span> <text:span text:style-name="T18">στο πράσινο</text:span> και 2 <text:span text:style-name="T1">bit </text:span>στο μπλε, <text:span text:style-name="T25">μπορούμε να αναθέσουμε</text:span> <text:span text:style-name="T18">2</text:span><text:span text:style-name="T21">2</text:span>, <text:span text:style-name="T18">2</text:span><text:span text:style-name="T21">3</text:span> και <text:span text:style-name="T18">2</text:span><text:span text:style-name="T21">2</text:span> <text:span text:style-name="T25">διακριτές τιμές</text:span> έντασης κάθε χρώματος. </text:p>
      <text:p text:style-name="P6"/>
      <text:p text:style-name="P6"/>
      <text:p text:style-name="P8"><text:span text:style-name="T1">Y</text:span>πολογισμός των τιμών χρώματος στη<text:span text:style-name="T1"> Unity </text:span></text:p>
      <text:p text:style-name="P8"/>
      <text:p text:style-name="P12">Το κάθε χρώμα περιγράφεται στη <text:span text:style-name="T1">Unity </text:span>με ένα<text:span text:style-name="T8">ν</text:span> <text:span text:style-name="T1">float </text:span>(δεκαδικό) αριθμό από 0 έως <text:span text:style-name="T8">και </text:span>1. Χρησιμοποιώντας 2 <text:span text:style-name="T1">bit </text:span>για το μπλε μπορούμε να περιγράψουμε 4 διαφορετικές καταστάσεις για το χρώμα αυτό (00, 01, 10, 11). <text:span text:style-name="T26">Επειδή χρειάζεται να χωρίσουμε το κλειστό διάστημα [0, 1] σε 4 μέρη,</text:span> <text:span text:style-name="T26">καταλήγουμε (κατά προσέγγιση) </text:span>στις <text:span text:style-name="T1">float </text:span>τιμές <text:s/><draw:frame draw:style-name="fr1" draw:name="Αντικείμενο1" text:anchor-type="as-char" svg:y="-0.621cm" svg:width="5.614cm" svg:height="1cm" draw:z-index="0"><draw:object xlink:href="./Object 1" xlink:type="simple" xlink:show="embed" xlink:actuate="onLoad"/><draw:image xlink:href="./ObjectReplacements/Object 1" xlink:type="simple" xlink:show="embed" xlink:actuate="onLoad"/><svg:desc>τύπος</svg:desc></draw:frame><text:span text:style-name="T4">.</text:span></text:p>
      <text:p text:style-name="P12"><text:span text:style-name="T9">Οι ίδιες τιμές θα χρησιμοποιηθούν και για το κόκκινο, ενώ για το πράσινο οι </text:span><text:span text:style-name="T31">8</text:span><text:span text:style-name="T9"> τιμές θα είναι</text:span><text:span text:style-name="T6"> </text:span><text:span text:style-name="T5">(</text:span><text:span text:style-name="T26">διαιρώντας με το 7)</text:span><text:span text:style-name="T6"> </text:span><text:span text:style-name="T9">κατά προσέγγιση 0, 0.14, 0.28, 0.43, 0.57, 0.71, 0.86 και 1. </text:span></text:p>
      <text:p text:style-name="P13"/>
      <text:p text:style-name="P13"><text:span text:style-name="T10">Μέσω μια</text:span><text:span text:style-name="T26">ς</text:span><text:span text:style-name="T10"> εντολής στη</text:span> <text:span text:style-name="T1">Unity,</text:span> <text:span text:style-name="T10">γίνεται η μετατροπή από τον χαρακτήρα</text:span><text:span text:style-name="T3"> ASCII</text:span><text:span text:style-name="T10"> στη μοναδική φυσική τιμή του.</text:span> <text:span text:style-name="T10">Στη συνέχεια, </text:span><text:span text:style-name="T26">γίνεται</text:span> ο υπολογισμός των τιμών των <text:span text:style-name="T1">bit </text:span>που μας ενδιαφέρουν. </text:p>
      <text:p text:style-name="P13"/>
      <text:p text:style-name="P8"/>
      <text:p text:style-name="P8"/>
      <text:p text:style-name="P8"/>
      <text:p text:style-name="P8"/>
      <text:p text:style-name="P8"/>
      <text:p text:style-name="P8"><text:soft-page-break/>Εξαγωγή των <text:span text:style-name="T1">bits</text:span></text:p>
      <text:p text:style-name="P14"/>
      <text:p text:style-name="P14">Είναι γνωστό πως <text:span text:style-name="T27">για την εξαγωγή συγκεκριμένων συνεχόμενων </text:span><text:span text:style-name="T7">bits </text:span><text:span text:style-name="T27">χρησιμοποιείται η ακέραια διαίρεση του </text:span><text:span text:style-name="T7">byte </text:span><text:span text:style-name="T27">με το 2 </text:span><text:span text:style-name="T32">και τις δυνάμεις του</text:span><text:span text:style-name="T27">. Με τον υπολογισμό του υπολοίπου της ακέραιας διαίρεσης του </text:span><text:span text:style-name="T7">byte </text:span><text:span text:style-name="T27">με το 2</text:span><text:span text:style-name="T23">b</text:span><text:span text:style-name="T28">, </text:span><text:span text:style-name="T29">γίνεται απόρριψη των </text:span><text:span text:style-name="T28">bit b, b+1, b+2, </text:span><text:span text:style-name="T29">κλπ. Με την ακέραια διαίρεση του </text:span><text:span text:style-name="T28">byte </text:span><text:span text:style-name="T29">με το </text:span><text:span text:style-name="T28">2</text:span><text:span text:style-name="T23">b</text:span><text:span text:style-name="T28">, </text:span><text:span text:style-name="T29">γίνεται απόρριψη των </text:span><text:span text:style-name="T28">bit b-1, b-2, b-3, </text:span><text:span text:style-name="T29">κλπ.</text:span></text:p>
      <text:p text:style-name="P13"/>
      <text:p text:style-name="P13"/>
      <text:p text:style-name="P9">Παράδειγμα</text:p>
      <text:p text:style-name="P13"/>
      <text:p text:style-name="P13">Έστω ότι θέλουμε να κωδικοποιήσουμε τον χαρακτήρα <text:span text:style-name="T1">“z”. </text:span>Ο μοναδικός φυσικός αριθμός που αντιστοιχεί στο χαρακτήρα αυτό είναι ο 122 ή αλλιώς 1111010. <text:span text:style-name="T10">Υπολογίζοντας το υπόλοιπο της ακέραιας διαίρεσης με το 4, παίρνουμε την τιμή 2 ή δυαδικά 10 που είναι το μέρος του αριθμού που αντιστοιχεί στο μπλε. Αντίστοιχα υπολογίζονται και τα υπόλοιπα χρώματα:</text:span></text:p>
      <text:p text:style-name="P13"/>
      <text:p text:style-name="P23"><text:span text:style-name="T15">1 1</text:span> <text:span text:style-name="T13">1 1 0</text:span> <text:span text:style-name="T11">1 0 </text:span><text:span text:style-name="T17">= 122</text:span></text:p>
      <text:p text:style-name="P23"/>
      <text:p text:style-name="P19">Bit<text:tab/><text:tab/>7<text:tab/>6<text:tab/>5<text:tab/>4<text:tab/>3<text:tab/>2<text:tab/>1<text:tab/>0</text:p>
      <text:p text:style-name="P19">Data<text:tab/><text:tab/>-<text:tab/><text:span text:style-name="T16">1</text:span><text:span text:style-name="T15"><text:tab/></text:span><text:span text:style-name="T16">1</text:span><text:tab/><text:span text:style-name="T14">1</text:span><text:span text:style-name="T13"><text:tab/></text:span><text:span text:style-name="T14">1</text:span><text:span text:style-name="T13"><text:tab/></text:span><text:span text:style-name="T14">0</text:span><text:tab/><text:span text:style-name="T12">1</text:span><text:span text:style-name="T11"><text:tab/></text:span><text:span text:style-name="T12">0</text:span><text:tab/></text:p>
      <text:p text:style-name="P21">(R = red, G = green, B = blue)</text:p>
      <text:p text:style-name="P23"/>
      <text:p text:style-name="P24">Blue → 122 mod <text:span text:style-name="T20">2</text:span><text:span text:style-name="T24">2</text:span> <text:span text:style-name="T27">div 2</text:span><text:span text:style-name="T22">0 </text:span>= <text:span text:style-name="T30">122 mod 4 = </text:span>2 → blue color = 0.6667</text:p>
      <text:p text:style-name="P23"/>
      <text:p text:style-name="P24">Green → 122 mod <text:span text:style-name="T20">2</text:span><text:span text:style-name="T24">5</text:span> div<text:span text:style-name="T19"> </text:span><text:span text:style-name="T20">2</text:span><text:span text:style-name="T24">2</text:span><text:span text:style-name="T19"> </text:span>= 26 div 4 = 6 → green color = 0.857</text:p>
      <text:p text:style-name="P23"/>
      <text:p text:style-name="P24">Red → 122 mod <text:span text:style-name="T20">2</text:span><text:span text:style-name="T24">7</text:span> div <text:span text:style-name="T20">2</text:span><text:span text:style-name="T24">5</text:span> = 122 div 32 = 3 → red color = 1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:afrc" svg:font-family="Calibri:afrc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30T14:43:27.266000000</meta:creation-date>
    <dc:date>2023-05-02T16:27:40.215000000</dc:date>
    <meta:editing-duration>PT2H49M43S</meta:editing-duration>
    <meta:editing-cycles>18</meta:editing-cycles>
    <meta:generator>LibreOffice/7.5.2.2$Windows_X86_64 LibreOffice_project/53bb9681a964705cf672590721dbc85eb4d0c3a2</meta:generator>
    <meta:document-statistic meta:table-count="0" meta:image-count="0" meta:object-count="1" meta:page-count="2" meta:paragraph-count="25" meta:word-count="534" meta:character-count="2819" meta:non-whitespace-character-count="2298"/>
  </office:meta>
</office:document-meta>
</file>

<file path=Object 1/content.xml><?xml version="1.0" encoding="utf-8"?>
<math xmlns="http://www.w3.org/1998/Math/MathML" display="block">
  <semantics>
    <mrow>
      <mrow>
        <mfrac>
          <mn>0</mn>
          <mn>3</mn>
        </mfrac>
        <mo stretchy="false">=</mo>
        <mn>0</mn>
      </mrow>
      <mi>,</mi>
      <mrow>
        <mfrac>
          <mn>1</mn>
          <mn>3</mn>
        </mfrac>
        <mo stretchy="false">≈</mo>
        <mn>0.33</mn>
      </mrow>
      <mi>,</mi>
      <mrow>
        <mfrac>
          <mn>2</mn>
          <mn>3</mn>
        </mfrac>
        <mo stretchy="false">≈</mo>
        <mn>0.67</mn>
      </mrow>
      <mi mathvariant="italic">και</mi>
      <mrow>
        <mfrac>
          <mn>3</mn>
          <mn>3</mn>
        </mfrac>
        <mo stretchy="false">=</mo>
        <mn>1</mn>
      </mrow>
    </mrow>
    <annotation encoding="StarMath 5.0">{0} over {3}  = 0, {1} over { 3 } approx 0.33, { 2 } over { 3 } approx 0.67 και { 3 } over { 3 } = 1</annotation>
  </semantics>
</math>
</file>